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716d6ff" officeooo:paragraph-rsid="0716d6ff"/>
    </style:style>
    <style:style style:name="P2" style:family="paragraph" style:parent-style-name="Footnote">
      <style:text-properties officeooo:rsid="071831c8" officeooo:paragraph-rsid="071831c8"/>
    </style:style>
    <style:style style:name="P3" style:family="paragraph" style:parent-style-name="Footnote">
      <style:text-properties fo:font-size="9pt" officeooo:rsid="071a2a14" officeooo:paragraph-rsid="071a2a14" style:font-size-asian="9pt" style:font-size-complex="9pt"/>
    </style:style>
    <style:style style:name="P4" style:family="paragraph" style:parent-style-name="Footnote">
      <style:text-properties fo:font-size="9pt" officeooo:rsid="071f7a44" officeooo:paragraph-rsid="071f7a44" style:font-size-asian="9pt" style:font-size-complex="9pt"/>
    </style:style>
    <style:style style:name="P5" style:family="paragraph" style:parent-style-name="Footnote">
      <style:text-properties officeooo:rsid="071a2a14" officeooo:paragraph-rsid="071a2a14"/>
    </style:style>
    <style:style style:name="P6" style:family="paragraph" style:parent-style-name="Footnote">
      <style:text-properties officeooo:rsid="071bf0b3" officeooo:paragraph-rsid="071bf0b3"/>
    </style:style>
    <style:style style:name="P7" style:family="paragraph" style:parent-style-name="Footnote">
      <style:text-properties officeooo:rsid="0720e806" officeooo:paragraph-rsid="0720e806"/>
    </style:style>
    <style:style style:name="P8" style:family="paragraph" style:parent-style-name="Footnote">
      <style:text-properties officeooo:rsid="0721e05b" officeooo:paragraph-rsid="0721e05b"/>
    </style:style>
    <style:style style:name="P9" style:family="paragraph" style:parent-style-name="Footnote">
      <style:text-properties officeooo:rsid="0722fa31" officeooo:paragraph-rsid="0722fa31"/>
    </style:style>
    <style:style style:name="P10" style:family="paragraph" style:parent-style-name="Footnote">
      <style:text-properties officeooo:rsid="0724bd4d" officeooo:paragraph-rsid="0724bd4d"/>
    </style:style>
    <style:style style:name="P11" style:family="paragraph" style:parent-style-name="Footnote">
      <style:text-properties officeooo:rsid="07260659" officeooo:paragraph-rsid="07260659"/>
    </style:style>
    <style:style style:name="P12" style:family="paragraph" style:parent-style-name="Footnote">
      <style:text-properties officeooo:rsid="072698aa" officeooo:paragraph-rsid="072698aa"/>
    </style:style>
    <style:style style:name="P13" style:family="paragraph" style:parent-style-name="Footnote">
      <style:text-properties officeooo:rsid="07269d0f" officeooo:paragraph-rsid="07269d0f"/>
    </style:style>
    <style:style style:name="P14" style:family="paragraph" style:parent-style-name="Text_20_body">
      <style:paragraph-properties fo:text-align="center" style:justify-single-word="false"/>
      <style:text-properties style:font-name="Sanskrit 2003" fo:font-size="13pt" officeooo:paragraph-rsid="0014d130" style:font-size-asian="13pt" style:font-name-complex="Sanskrit 2003" style:font-size-complex="13pt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4d130" style:font-size-asian="13pt" style:font-weight-asian="bold" style:font-name-complex="Sanskrit 2003" style:font-size-complex="13pt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4d130" style:font-size-asian="13pt" style:font-name-complex="Sanskrit 2003" style:font-size-complex="13pt"/>
    </style:style>
    <style:style style:name="P17" style:family="paragraph" style:parent-style-name="Text_20_body" style:list-style-name="Numbering_20_5">
      <style:paragraph-properties fo:margin-top="0cm" fo:margin-bottom="0cm" loext:contextual-spacing="false" fo:text-align="start" style:justify-single-word="false"/>
      <style:text-properties style:font-name="Sanskrit 2003" fo:font-size="9pt" officeooo:paragraph-rsid="071cc047" style:font-size-asian="9pt" style:font-name-complex="Sanskrit 2003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9b46e" style:font-weight-asian="bold" style:font-weight-complex="bold"/>
    </style:style>
    <style:style style:name="T3" style:family="text">
      <style:text-properties officeooo:rsid="0716d6ff"/>
    </style:style>
    <style:style style:name="T4" style:family="text">
      <style:text-properties officeooo:rsid="06f6ef0f"/>
    </style:style>
    <style:style style:name="T5" style:family="text">
      <style:text-properties officeooo:rsid="071831c8"/>
    </style:style>
    <style:style style:name="T6" style:family="text">
      <style:text-properties style:text-position="33% 80%"/>
    </style:style>
    <style:style style:name="T7" style:family="text">
      <style:text-properties officeooo:rsid="071878c5"/>
    </style:style>
    <style:style style:name="T8" style:family="text">
      <style:text-properties fo:color="#000000"/>
    </style:style>
    <style:style style:name="T9" style:family="text">
      <style:text-properties fo:color="#000000" officeooo:rsid="071878c5"/>
    </style:style>
    <style:style style:name="T10" style:family="text">
      <style:text-properties fo:color="#000000" officeooo:rsid="06f6ef0f"/>
    </style:style>
    <style:style style:name="T11" style:family="text">
      <style:text-properties fo:color="#000000" officeooo:rsid="071a2a14"/>
    </style:style>
    <style:style style:name="T12" style:family="text">
      <style:text-properties fo:color="#000000" officeooo:rsid="071ea960"/>
    </style:style>
    <style:style style:name="T13" style:family="text">
      <style:text-properties fo:color="#000000" officeooo:rsid="06fb85eb"/>
    </style:style>
    <style:style style:name="T14" style:family="text">
      <style:text-properties fo:color="#000000" officeooo:rsid="071d8e3b"/>
    </style:style>
    <style:style style:name="T15" style:family="text">
      <style:text-properties fo:color="#cc0000"/>
    </style:style>
    <style:style style:name="T16" style:family="text">
      <style:text-properties officeooo:rsid="071a2a14"/>
    </style:style>
    <style:style style:name="T17" style:family="text">
      <style:text-properties officeooo:rsid="071bf0b3"/>
    </style:style>
    <style:style style:name="T18" style:family="text">
      <style:text-properties officeooo:rsid="06f716f8"/>
    </style:style>
    <style:style style:name="T19" style:family="text">
      <style:text-properties officeooo:rsid="071cc047"/>
    </style:style>
    <style:style style:name="T20" style:family="text">
      <style:text-properties fo:color="#ff0000"/>
    </style:style>
    <style:style style:name="T21" style:family="text">
      <style:text-properties officeooo:rsid="071ea960"/>
    </style:style>
    <style:style style:name="T22" style:family="text">
      <style:text-properties officeooo:rsid="06fb85eb"/>
    </style:style>
    <style:style style:name="T23" style:family="text">
      <style:text-properties officeooo:rsid="071f7a44"/>
    </style:style>
    <style:style style:name="T24" style:family="text">
      <style:text-properties officeooo:rsid="07204a52"/>
    </style:style>
    <style:style style:name="T25" style:family="text">
      <style:text-properties officeooo:rsid="0720cdf3"/>
    </style:style>
    <style:style style:name="T26" style:family="text">
      <style:text-properties officeooo:rsid="0720e806"/>
    </style:style>
    <style:style style:name="T27" style:family="text">
      <style:text-properties officeooo:rsid="0721e05b"/>
    </style:style>
    <style:style style:name="T28" style:family="text">
      <style:text-properties officeooo:rsid="06fcc66f"/>
    </style:style>
    <style:style style:name="T29" style:family="text">
      <style:text-properties officeooo:rsid="06fdb129"/>
    </style:style>
    <style:style style:name="T30" style:family="text">
      <style:text-properties officeooo:rsid="0722fa31"/>
    </style:style>
    <style:style style:name="T31" style:family="text">
      <style:text-properties officeooo:rsid="072328df"/>
    </style:style>
    <style:style style:name="T32" style:family="text">
      <style:text-properties officeooo:rsid="07245c73"/>
    </style:style>
    <style:style style:name="T33" style:family="text">
      <style:text-properties officeooo:rsid="0724611c"/>
    </style:style>
    <style:style style:name="T34" style:family="text">
      <style:text-properties officeooo:rsid="06fdd0b3"/>
    </style:style>
    <style:style style:name="T35" style:family="text">
      <style:text-properties officeooo:rsid="0724bd4d"/>
    </style:style>
    <style:style style:name="T36" style:family="text">
      <style:text-properties officeooo:rsid="0725b2fa"/>
    </style:style>
    <style:style style:name="T37" style:family="text">
      <style:text-properties officeooo:rsid="07260659"/>
    </style:style>
    <style:style style:name="T38" style:family="text">
      <style:text-properties officeooo:rsid="072698aa"/>
    </style:style>
    <style:style style:name="T39" style:family="text">
      <style:text-properties officeooo:rsid="07269d0f"/>
    </style:style>
    <style:style style:name="T40" style:family="text">
      <style:text-properties officeooo:rsid="06fdd815"/>
    </style:style>
    <style:style style:name="T41" style:family="text">
      <style:text-properties officeooo:rsid="0700d9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अथ षण्णवतितमोऽध्यायः । </text:p>
      <text:p text:style-name="P16"><text:span text:style-name="T2">प्रतिष्ठायाम</text:span><text:span text:style-name="T1">धिवासनविधिः</text:span><text:line-break/>ईश्वर उवाच -<text:line-break/>स्नात्वा नित्यद्वयं कृत्वा प्रणवार्घकरो गुरुः । <text:line-break/>सहायैर्मू<text:span text:style-name="T3">र्ति</text:span>पैर्विप्रैः सह गच्छेन्मखालय<text:span text:style-name="T3">म्</text:span>॥१<text:span text:style-name="T4">॥</text:span> <text:line-break/>क्षान्त्यादितोरणांस्तत्र पूर्ववत्पूजयेत्क्रमात् । <text:s/><text:line-break/>प्रदक्षिणक्रमादेषां शाखायां द्वारपालकान् ॥२<text:span text:style-name="T4">॥</text:span> <text:line-break/>प्राचि नन्दिमहाकालौ याम्ये <text:note text:id="ftn749" text:note-class="footnote"><text:note-citation>1</text:note-citation><text:note-body><text:p text:style-name="P1">शृङ्गिवि</text:p></text:note-body></text:note>भृङ्गिविनायकौ <text:s/>। <text:line-break/>वारुणे वृषभस्कन्दौ देवीचण्डौ तथोत्तरे <text:s/>॥३<text:span text:style-name="T4">॥</text:span> <text:line-break/>तच्छाखामूलदेशस्थौ प्रशान्तशिशिरौ घटौ । <text:s/><text:line-break/>प<text:span text:style-name="T3">र्ज</text:span>न्याशोकनामानौ भूतसञ्जीवनामृतौ ॥४<text:span text:style-name="T4">॥</text:span> <text:line-break/>धनदश्रीप्रदौ <text:s/>द्वौ द्वौ पूजयेदनुपूर्वशः । <text:line-break/>स्वनामभिश्चतुर्थ्यन्तैः प्रणवादिनमोन्त<text:span text:style-name="T3">कैः</text:span> ॥५<text:span text:style-name="T4">॥</text:span> <text:line-break/>लोकग्रहवसुद्वाःस्थस्रवन्तीनां द्वयं द्वय<text:span text:style-name="T3">म्</text:span> । <text:s/></text:p>
      <text:p text:style-name="P16">भानुत्रयं युगं वेदो लक्ष्मीर्गणपतिस्तथा ॥६<text:span text:style-name="T4">॥</text:span> <text:line-break/>इति देवा मखागारे तिष्ठन्ति प्रतितोरण<text:span text:style-name="T3">म्</text:span> । <text:s/><text:line-break/>विघ्नसङ्घापनोदाय क्रतोः संरक्षणाय च ॥७<text:span text:style-name="T4">॥</text:span> <text:line-break/>वज्रं शक्तिं तथा दण्डं <text:s/>खड्गं पाशं ध्वजं गदा<text:span text:style-name="T3">म् </text:span>। <text:line-break/>त्रिशूलं चक्रमम्भोज<text:span text:style-name="T3">ं प</text:span>ताकास्व<text:span text:style-name="T3">र्च</text:span>येत्क्रमात् ॥८<text:span text:style-name="T4">॥</text:span> <text:line-break/><text:span text:style-name="T3">ॐ</text:span> ह्रूं फट्, नमः । <text:span text:style-name="T3">ॐ</text:span> ह्रूं फट्, <text:span text:style-name="T5">हस्ते </text:span>शक्तये ह्रूं फट् , नम इत्यादिमन्त्रैः ॥<text:span text:style-name="T4">९॥</text:span><text:line-break/>कुमुदः कुमुदाक्षश्च पुण्डरीको<text:span text:style-name="T5">ऽ</text:span>थ वामनः ।<text:line-break/>शङ्कुकर्णः सर्वनेत्रः सुमुखः सुप्रतिष्ठितः <text:span text:style-name="T4">॥</text:span> <text:line-break/><text:soft-page-break/>ध्वजाष्टदेवताः पूज्याः पूर्वादौ भूतकोटिभिः <text:span text:style-name="T4">॥१०॥</text:span><text:line-break/><text:span text:style-name="T5">ॐ</text:span> कौं कुमुदाय नम इत्यादिमन्त्रैः ॥<text:span text:style-name="T4">११॥</text:span><text:line-break/>हेतुकं त्रिपुरघ्नञ्च शक्त्याख्यं<text:span text:style-name="T6"><text:note text:id="ftn750" text:note-class="footnote"><text:note-citation>2</text:note-citation><text:note-body><text:p text:style-name="P2">वह्न्याख्यं</text:p></text:note-body></text:note></text:span> यमजिह्वक<text:span text:style-name="T5">म्</text:span> । <text:line-break/>कालं करालिनं षष्ठमेकाङ्घ्रि<text:span text:style-name="T5">ं भी</text:span>ममष्टक<text:span text:style-name="T5">म्</text:span> <text:s/><text:span text:style-name="T4">॥</text:span>१<text:span text:style-name="T4">२॥</text:span> <text:line-break/>तथैव पूजयेद्दिक्षु क्षेत्रपालाननुक्रमात् । </text:p>
      <text:p text:style-name="P16">बलिभिः कुसुमैर्धूपैः सन्तुष्टान्परिभावयेत् ॥<text:span text:style-name="T4">१३॥</text:span> <text:line-break/>कम्बलास्तृतेषु वर्णेषु <text:note text:id="ftn751" text:note-class="footnote"><text:note-citation>3</text:note-citation><text:note-body><text:p text:style-name="P2">वंशे स्थू</text:p></text:note-body></text:note>वंशस्थूणास्वनुक्रमात् ।<text:line-break/>पञ्च क्षित्यादितत्त्वानि सद्योजातादिभिर्यजेत् ॥<text:span text:style-name="T4">१४॥</text:span><text:line-break/>सदाशिवपदव्यापि मण्डपं धाम शाङ्कर<text:span text:style-name="T5">म्</text:span> । <text:line-break/>पताकाशक्तिसंयुक्तं तत्त्वदृष्ट्या<text:span text:style-name="T5">ऽ</text:span>वलोकयेत् ॥<text:span text:style-name="T4">१५॥</text:span> <text:line-break/>दिव्यान्तरिक्षभूमिष्ठविघ्नानुत्सा<text:span text:style-name="T5">र्य</text:span> पूर्ववत् ।<text:line-break/>प्रविशेत्पश्चिमद्वारा शेषद्वाराणि दर्शयेत् ॥<text:span text:style-name="T4">१६॥</text:span><text:line-break/>प्रदक्षिणक्रमाद्गत्वा निविष्टो वेदिदक्षिणे ।<text:line-break/>उत्तराभिमुखः कु<text:span text:style-name="T5">र्या</text:span>द्भूतशुद्धिं यथा पुरा ॥<text:span text:style-name="T4">१७॥</text:span> <text:line-break/>अन्त<text:span text:style-name="T5">र्या</text:span>गं विशेषार्घ्यं मन्त्रद्रव्यादिशोधन<text:span text:style-name="T7">म्</text:span> ।<text:line-break/><text:span text:style-name="T8">कु</text:span><text:span text:style-name="T9">र्वी</text:span><text:span text:style-name="T8">त </text:span><text:span text:style-name="T8"><text:note text:id="ftn0" text:note-class="footnote"><text:note-citation>4</text:note-citation><text:note-body><text:p text:style-name="P3">स्वात्मनः</text:p></text:note-body></text:note></text:span><text:span text:style-name="T8">आत्मनः पूजां पञ्चगव्यादि पूर्ववत् ॥</text:span><text:span text:style-name="T10">१८॥</text:span><text:span text:style-name="T8"> </text:span><text:span text:style-name="T15"><text:line-break/></text:span><text:span text:style-name="T8">साधार</text:span><text:span text:style-name="T11">ं क</text:span><text:span text:style-name="T8">ल</text:span><text:span text:style-name="T11">शं त</text:span><text:span text:style-name="T8">स्मिन् विन्यसेत्तदनन्तर</text:span><text:span text:style-name="T11">म्</text:span><text:span text:style-name="T8"> ।</text:span><text:span text:style-name="T15"><text:line-break/></text:span><text:span text:style-name="T8">विशेषाच्छिवतत्त्वाय</text:span><text:span text:style-name="T8"><text:note text:id="ftn752" text:note-class="footnote"><text:note-citation>5</text:note-citation><text:note-body><text:p text:style-name="P5">विशेषाच्च सिवं ध्यायेत्तत्त्वत्रयमनुक्रमात्</text:p></text:note-body></text:note></text:span><text:span text:style-name="T8"> तत्त्वत्रयमनुक्रमात् ॥</text:span><text:span text:style-name="T10">१९॥</text:span><text:span text:style-name="T15"><text:line-break/></text:span><text:span text:style-name="T8">ललाटस्कन्धपादान्तं शिवविद्यात्मकं पर</text:span><text:span text:style-name="T11">म्</text:span><text:span text:style-name="T8"> । </text:span><text:line-break/>रुद्रनारायणब्रह्मदैवतं निजसञ्चरैः ॥<text:span text:style-name="T4">२०॥</text:span> </text:p>
      <text:p text:style-name="P16"><text:soft-page-break/><text:span text:style-name="T16">ॐ</text:span> हं हा<text:span text:style-name="T16">म्</text:span> <text:span text:style-name="T4">॥२१॥</text:span><text:line-break/>मू<text:span text:style-name="T16">र्ती</text:span>स्तदीश्वरांस्तत्र पूर्ववद्विनिवेशयेत् । <text:s/><text:line-break/>तद्व्यापकं शिवं साङ्गं शिवहस्तञ्च मू<text:span text:style-name="T16">र्ध</text:span>नि ॥<text:span text:style-name="T4">२२॥</text:span> <text:line-break/>ब्रह्मरन्ध्रप्रविष्टेन तेजसा <text:span text:style-name="T16">बा</text:span>ह्यसान्तर<text:span text:style-name="T16">म्</text:span> ।<text:line-break/>तमःपटलमाधूय प्रद्योतितदिगन्तर<text:span text:style-name="T16">म्</text:span> ॥<text:span text:style-name="T4">२३॥</text:span> <text:line-break/>आत्मानं मू<text:span text:style-name="T16">र्ति</text:span>पैः सा<text:span text:style-name="T16">र्धं</text:span> स्रग्वस्त्रकुसुमादिभिः। <text:s/><text:line-break/>भूषयित्वा शिवो<text:span text:style-name="T16">ऽ</text:span>स्मीति ध्यात्वा बोघासिमुद्धरेत् ॥<text:span text:style-name="T4">२४॥</text:span> <text:line-break/><text:note text:id="ftn753" text:note-class="footnote"><text:note-citation>6</text:note-citation><text:note-body><text:p text:style-name="P6">चतुष्पदा</text:p></text:note-body></text:note>चतुष्प<text:span text:style-name="T16">था</text:span>न्तसंस्कारैः संस्कु<text:span text:style-name="T17">र्या</text:span>न्मखमण्डप<text:span text:style-name="T16">म्</text:span> ।<text:line-break/>विक्षिप्य विकिरादीनि कुशकूर्चोपसंहरेत् ॥<text:span text:style-name="T4">२५॥</text:span><text:line-break/>आसनीकृत्य व<text:span text:style-name="T17">र्ध</text:span>न्यां वास्त्वादीन् पूर्ववद्यजेत् ।<text:line-break/>शिवकुम्भास्त्रव<text:span text:style-name="T17">र्ध</text:span>न्यौ पूजयेच्च स्थिरासने ॥<text:span text:style-name="T18">२६॥</text:span><text:line-break/>स्वदिक्षु कलशारूढा<text:span text:style-name="T17">ँ</text:span>ल्लोकपालाननुक्रमात् । <text:line-break/>वाहायुधादिसंयुक्तान्पूजयेद्विधिना यथा ॥<text:span text:style-name="T18">२७॥</text:span> <text:line-break/>ऐरावतगजारूढं स्वर्णवर्णं किरीटिन<text:span text:style-name="T17">म्</text:span> । <text:line-break/>सहस्रनयनं शक्रं वज्रपाणिं विभावयेत् ॥<text:span text:style-name="T18">२८॥</text:span> <text:line-break/>सप्ता<text:span text:style-name="T17">र्चि</text:span>षं च विभ्राणमक्षमालां कमण्डलु<text:span text:style-name="T17">म्</text:span> ।<text:line-break/>ज्वालामालाकुलं रक्तं शक्तिहस्तमजासन<text:span text:style-name="T17">म्</text:span> ॥<text:span text:style-name="T18">२९॥</text:span> </text:p>
      <text:p text:style-name="P16">महिषस्थं दण्डहस्तं यमं कालानलं स्मरेत् । <text:line-break/>रक्तनेत्रं खरारूढं खड्गहस्तञ्च नैरृत<text:span text:style-name="T17">म् </text:span>॥<text:span text:style-name="T18">३०॥</text:span> <text:line-break/>वरुणं मकरे श्वेतं नागपाशधरं स्मरेत् । <text:line-break/>वायुं च हरिणे नीलं कु<text:span text:style-name="T17">बे</text:span>रं मेघसंस्थित<text:span text:style-name="T17">म्</text:span> ॥<text:span text:style-name="T18">३१॥</text:span><text:line-break/>त्रिशूलिनं वृषे चेशं कू<text:span text:style-name="T19">र्मेऽन</text:span>न्त<text:span text:style-name="T19">ं तु</text:span> चक्रिण<text:span text:style-name="T19">म्</text:span> ।<text:line-break/><text:soft-page-break/>ब्रह्माणं हंसगं ध्यायेच्चतुर्वक्त्रं चतुर्भुज<text:span text:style-name="T19">म्</text:span> ॥<text:span text:style-name="T18">३२॥</text:span><text:line-break/>स्तम्भमूलेषु कुम्भेषु वेद्यां धर्मादिकान्यजेत् । <text:line-break/>दिक्षु कुम्भेष्वनन्तादीन्पूजयन्त्यपि केचन ॥<text:span text:style-name="T18">३३॥</text:span> <text:line-break/>शिवाज्ञां श्रावयेत्कुम्भं भ्रामयेदात्मपृष्ठग<text:span text:style-name="T19">म्</text:span> ।<text:line-break/>पूर्ववत्स्थापयेदादौ कुम्भं तदनु व<text:span text:style-name="T19">र्ध</text:span>नी<text:span text:style-name="T19">म्</text:span> ॥<text:span text:style-name="T18">३४॥</text:span><text:line-break/>शिवं स्थिरासनं कुम्भे शस्त्रार्थञ्च ध्रुवासन<text:span text:style-name="T19">म्</text:span> ।<text:line-break/>पूजयित्वा यथापूर्वं स्पृशेदुद्भवमुद्रया ॥<text:span text:style-name="T18">३५॥</text:span><text:line-break/>निजयागं जगन्नाथ रक्ष भक्तानुकम्पया ।<text:line-break/>एभिः संश्राव्य रक्षार्थं कुम्भे खड्गं निवेशयेत् ॥<text:span text:style-name="T18">३६॥</text:span><text:line-break/>दीक्षास्थापनयोः कुम्भे स्थण्डिले मण्डलेऽथ वा । <text:line-break/>मण्डले<text:span text:style-name="T19">ऽ</text:span>भ्यर्च्य देवेशं व्रजेद्वै कुण्डसन्निधौ<text:note text:id="ftn754" text:note-class="footnote"><text:note-citation>7</text:note-citation><text:note-body><text:list xml:id="list4487911842304525153" text:style-name="Numbering_20_5"><text:list-item><text:p text:style-name="P17"><text:span text:style-name="T19">कुण्डलादिभिः</text:span></text:p></text:list-item></text:list></text:note-body></text:note><text:span text:style-name="T8"> ॥</text:span><text:span text:style-name="T12">३७</text:span><text:span text:style-name="T13">॥</text:span></text:p>
      <text:p text:style-name="P16"><text:span text:style-name="T12">कुण्डनाभिं पुरस्कृत्य निविष्टा मूर्तिधारिणः ।</text:span></text:p>
      <text:p text:style-name="P16"><text:span text:style-name="T12">गुरोरादेशतः कुर्युर्निजकुण्डेषु संस्कृतिम् ॥३८॥</text:span></text:p>
      <text:p text:style-name="P16"><text:span text:style-name="T12">जपेयुर्जापिनोऽसंख्यं मन्त्रमन्ये तु संहिताम् ।</text:span></text:p>
      <text:p text:style-name="P16"><text:span text:style-name="T12">पठेयुर्ब्राह्मणः शान्तिं स्वशाखावेदपारगाः ॥३९॥</text:span></text:p>
      <text:p text:style-name="P16"><text:span text:style-name="T12">श्रीसूक्तं पावमानीश्च मैत्रकं च वृषाकपिम् ।</text:span><text:span text:style-name="T8"><text:line-break/>ऋग्वेदी </text:span><text:span text:style-name="T14">पू</text:span><text:span text:style-name="T8">र्वदिग्भागे सर्वमेतत्समुच्चरेत् </text:span><text:span text:style-name="T12">॥४०॥</text:span><text:span text:style-name="T20"><text:line-break/></text:span>देवव्रतन्तु भारुण्डं ज्येष्ठसाम रथन्तर<text:span text:style-name="T21">म्</text:span> ।<text:line-break/>पुरुषं <text:note text:id="ftn755" text:note-class="footnote"><text:note-citation>8</text:note-citation><text:note-body><text:p text:style-name="P4">गीतमेतानि</text:p></text:note-body></text:note>गीतिमेतानि सामवेदी तु दक्षिणे ॥<text:span text:style-name="T22">४१॥</text:span> <text:line-break/>रुद्रं पुरुषसूक्तञ्च श्लोकाध्यायं विशेषतः ।<text:line-break/>ब्राह्मणञ्च यजुर्वेदी पश्चिमायां समुच्चरेत् ॥४<text:span text:style-name="T22">२॥</text:span> <text:line-break/>नीलरुद्रं तथा<text:span text:style-name="T23">ऽ</text:span>थर्वी सूक्ष्मासूक्ष्मन्तथैव च ।<text:line-break/><text:soft-page-break/>उत्तरेऽथर्वशीर्षञ्च तत्परस्तु समुद्धरेत् ॥४<text:span text:style-name="T22">३॥</text:span> <text:line-break/>आचा<text:span text:style-name="T23">र्य</text:span>श्चाग्निमुत्पाद्य प्रतिकुण्डं प्रदापयेत् ।<text:line-break/>वह्नेः पूर्वादिकान्भागान्पूर्वकुण्डादितः क्रमात् ॥४<text:span text:style-name="T22">४॥</text:span> <text:line-break/>धूपदीपचरूणाञ्च ददीताग्निं समुद्धरेत् । <text:line-break/>पूर्ववच्छिवमभ्यर्च्य शिवाग्नौ मन्त्रतर्पण<text:span text:style-name="T24">म्</text:span> ॥४<text:span text:style-name="T22">५॥</text:span> <text:line-break/>देशकालादिसम्पत्तौ दु<text:span text:style-name="T24">र्नि</text:span>मित्तप्रशान्तये । </text:p>
      <text:p text:style-name="P16">होम<text:span text:style-name="T24">ं कृ</text:span>त्वा<text:span text:style-name="T24">ऽथ</text:span> मन्त्रज्ञः पूर्णां दत्त्वा शुभावहा<text:span text:style-name="T24">म्</text:span> ॥४<text:span text:style-name="T22">६॥</text:span> <text:line-break/>पूर्ववच्चरुकं कृत्वा प्रतिकुण्डं निवेदयेत् । <text:line-break/>यजमानालङ्कृतास्तु व्रजेयुः स्नानमण्डप<text:span text:style-name="T24">म्</text:span> ॥४<text:span text:style-name="T22">७॥</text:span> <text:line-break/>भद्रपीठे निधायेशं ताडयित्वा<text:span text:style-name="T24">ऽ</text:span>वगुण्ठयेत् । <text:line-break/>स्नापयेत्पूजयित्वा तु मृदा काषायवारिणा ॥४<text:span text:style-name="T22">८॥</text:span> <text:line-break/>गोमूत्रैर्गोमयेनापि वारिणा चान्तरा<text:span text:style-name="T24">ऽ</text:span>न्तरा । <text:line-break/>भस्मना गन्धतोयेन फडन्तास्त्रेण वारिणा ॥४<text:span text:style-name="T22">९॥</text:span> <text:line-break/>देशिको मू<text:span text:style-name="T24">्ति</text:span>पैः सा<text:span text:style-name="T24">र्धं</text:span> कृत्वा कारणशोधन<text:span text:style-name="T24">म्</text:span> ।<text:line-break/>धर्मजप्तेन सञ्छाद्य पीतवर्णेन वाससा ॥<text:span text:style-name="T22">५०॥</text:span> <text:line-break/>सम्पूज्य सितपुष्पैश्च नयेदुत्तरवेदिका<text:span text:style-name="T24">म्</text:span> ।<text:line-break/>तत्र दत्तासनायाञ्च शय्यायां सन्निवेश्य च ॥<text:span text:style-name="T22">५१॥</text:span> <text:line-break/>कुङ्कुमालिप्तसूत्रेण विभज्य गुरुरालिखेत् । <text:line-break/>शलाकया सुवर्णस्य अक्षिणी शस्त्रकर्मणा ॥५<text:span text:style-name="T22">२॥</text:span> <text:line-break/>अञ्जयेल्लक्ष्मकृत्पश्चाच्छास्त्रदृष्टेन कर्मणा । <text:line-break/>कृतकर्मा च शस्त्रेण लक्ष्मी शिल्पी समुत्क्षिपेत् ॥५<text:span text:style-name="T22">३॥</text:span> <text:line-break/>त्र्यंशाद<text:span text:style-name="T25">र्धोऽ</text:span>थ पादा<text:span text:style-name="T25">र्धा</text:span>द<text:span text:style-name="T25">र्धा</text:span>या अ<text:span text:style-name="T25">र्धतोऽ</text:span>थ वा । </text:p>
      <text:p text:style-name="P16"><text:soft-page-break/>सर्वकामप्रसि<text:span text:style-name="T25">द्ध्य</text:span>र्थं शुभं <text:note text:id="ftn756" text:note-class="footnote"><text:note-citation>9</text:note-citation><text:note-body><text:p text:style-name="P7">लक्ष्म्यावतारणम्</text:p></text:note-body></text:note>लक्ष्मावतारण<text:span text:style-name="T25">म्</text:span> ॥५<text:span text:style-name="T22">४॥</text:span> <text:line-break/>लिङ्गदीर्घविकारांशे त्रिभक्त<text:span text:style-name="T26">े</text:span> भागवर्णनात् । <text:s/><text:line-break/>विस्तारो लक्ष्मदेहस्य भवेल्लिङ्गस्य सर्वतः ॥५<text:span text:style-name="T22">५॥</text:span> <text:line-break/>यवस्य नवभक्तस्य भागैरष्टाभिरावृता । <text:line-break/>ह<text:span text:style-name="T26">ा</text:span>स्तिके लक्ष्मरेखा च गाम्भी<text:span text:style-name="T26">र्या</text:span>द्विस्तरादपि ॥५<text:span text:style-name="T22">६॥</text:span> <text:line-break/>एवमष्टांशवृद्ध्या तु लिङ्गे सा<text:span text:style-name="T26">र्ध</text:span>करादिके । <text:line-break/>भवेदष्टयवा पृथ्वी गम्भीरा<text:span text:style-name="T26">ऽ</text:span>त्र च हास्तिके ॥५<text:span text:style-name="T22">७॥</text:span></text:p>
      <text:p text:style-name="P16"><text:s/>शाम्भवेषु <text:s/>च लिङ्गेषु पादवृद्धेषु सर्वतः। <text:s/><text:line-break/>लक्ष्मदेहस्य विष्कम्भो भवेद्वै यवव<text:span text:style-name="T27">र्ध</text:span>नात् ॥५<text:span text:style-name="T28">८॥</text:span></text:p>
      <text:p text:style-name="P16">गम्भीरत्वपृथुत्वाभ्यां रेखा<text:span text:style-name="T27">ऽ</text:span>पि त्र्यंशवृद्धितः । <text:s/><text:line-break/>सर्वेषु च भवेत्सूक्ष्मं लिङ्गमस्तकमस्तक<text:span text:style-name="T27">म्</text:span> ॥<text:span text:style-name="T28">५९॥</text:span></text:p>
      <text:p text:style-name="P16">लक्ष्मक्षेत्रे<text:span text:style-name="T27">ऽ</text:span>ष्टधा भक्ते मूर्ध्नि भागद्वये शुभे । <text:s/><text:line-break/>षड्भागपरिवर्तेन मु<text:span text:style-name="T27">क्त्वा</text:span> भागद्वय<text:span text:style-name="T27">ं त्व</text:span>धः ॥<text:span text:style-name="T28">६०॥</text:span> <text:s/><text:line-break/><text:note text:id="ftn757" text:note-class="footnote"><text:note-citation>10</text:note-citation><text:note-body><text:p text:style-name="P8">रेखभ्रमेण</text:p></text:note-body></text:note>रेखात्रयेण सम्बद्धं कारयेत्पृष्टदेशग<text:span text:style-name="T27">म्</text:span> । <text:line-break/>रत्नजे लक्षणोद्धारो यवौ हेमसमुद्भवे ॥६<text:span text:style-name="T28">१॥</text:span></text:p>
      <text:p text:style-name="P16">स्वरूपलक्षण<text:span text:style-name="T27">ं ते</text:span>षां प्रभा रत्नेषु निर्मला । <text:s/><text:line-break/>नयनोन्मीलनं वक्त्रे<text:span text:style-name="T6">'</text:span> सान्निध्याय च लक्ष्म तत् ॥६<text:span text:style-name="T28">२॥</text:span> <text:s/></text:p>
      <text:p text:style-name="P16"><text:note text:id="ftn758" text:note-class="footnote"><text:note-citation>11</text:note-citation><text:note-body><text:p text:style-name="P8">लक्षणोद्धार</text:p></text:note-body></text:note>लक्ष्मणोद्धाररेखाञ्च घृतेन मधुना तथा । <text:line-break/>मृत्युञ्जयेन सम्पूज्य शिल्पिदोषनिवृत्तये ॥६<text:span text:style-name="T28">३॥</text:span> </text:p>
      <text:p text:style-name="P16">अ<text:span text:style-name="T27">र्च</text:span>येच्च ततो लिङ्गं स्नापयित्वा मृदादिभिः । <text:s/><text:line-break/>शिल्पिन<text:span text:style-name="T27">ं तो</text:span>षयित्वा तु दद्याद्गां गुरवे ततः ॥६<text:span text:style-name="T28">४॥</text:span> <text:line-break/><text:soft-page-break/>लिङ्गं धूपादिभिः प्रा<text:span text:style-name="T27">र्</text:span>च्य गायेयुर्भर्तृगा<text:span text:style-name="T27">ः </text:span>स्त्र<text:span text:style-name="T27">ि</text:span>यः ।<text:line-break/>सव्येन चापसव्येन सूत्रेणाथ कुशेन वा ॥६<text:span text:style-name="T29">५॥</text:span> <text:line-break/><text:note text:id="ftn759" text:note-class="footnote"><text:note-citation>12</text:note-citation><text:note-body><text:p text:style-name="P8">स्पृष्ट्वा</text:p></text:note-body></text:note>स्मृत्वा च रोचनं द<text:span text:style-name="T27">त्</text:span>त्वा कुर्यान्निर्म<text:span text:style-name="T27">न्थ</text:span>नादिक<text:span text:style-name="T27">म्</text:span> ।<text:line-break/>गुडलवणधान्याकदानेन विसृजेच्च ताः ॥<text:span text:style-name="T29">६६॥</text:span><text:line-break/>गुरुमू<text:span text:style-name="T27">र्ति</text:span>धरैः सा<text:span text:style-name="T27">र्धं</text:span> हृदा वा प्रणवेन वा । <text:line-break/>मृत्स्नागोमयगोमूत्रभस्मभिः सलिलान्तर<text:span text:style-name="T27">म्</text:span> ॥<text:span text:style-name="T29">६७॥</text:span><text:line-break/>स्नापयेत्पञ्चगव्येन पञ्चामृतपुरःसर<text:span text:style-name="T27">म्</text:span> ।</text:p>
      <text:p text:style-name="P16">विरूक्षणं कषायैश्च सर्वौषधिजलेन वा ॥<text:span text:style-name="T29">६८॥</text:span> <text:line-break/>शुभ्रपुष्पफलस्वर्णरत्नशृङ्गयवोदकैः । <text:line-break/>तथा धारासहस्रेण दिव्यौषधिजलेन च ॥<text:span text:style-name="T29">६९॥</text:span><text:line-break/>तीर्थोदकेन गाङ्गेन चन्दनेन च वारिणा ।<text:line-break/>क्षीरार्णवादिभिः कुम्भैः शिवकुम्भजलेन च ॥<text:span text:style-name="T29">७०॥</text:span> <text:line-break/>विरूक्षणं विलेपञ्च सुगन्धैश्चन्दनादिभिः ।<text:line-break/>सम्पूज्य ब्रह्मभिः पुष्पैर्वर्मणा रक्तचीवरैः ॥<text:span text:style-name="T29">७१॥</text:span><text:line-break/><text:note text:id="ftn760" text:note-class="footnote"><text:note-citation>13</text:note-citation><text:note-body><text:p text:style-name="P9">बहुरूपेण</text:p></text:note-body></text:note>रक्तरूपेण नीराज्य रक्षातिलकपूर्वक<text:span text:style-name="T30">म्</text:span> ।<text:line-break/><text:span text:style-name="T30">गी</text:span>तौ<text:span text:style-name="T30">घै</text:span>र्जलदुग्धैश्च कुशाद्यैरर्घ्यसूचितैः ॥<text:span text:style-name="T29">७२॥</text:span> <text:line-break/>द्रव्यैः स्तुत्यादिभिस्तुष्टमर्चयेत्पुरुषाणुना ।<text:line-break/>समाचम्य हृदा देवं ब्रूयादुत्थीयतां प्रभो ॥<text:span text:style-name="T29">७३॥</text:span> <text:line-break/>देवं ब्रह्मरथेनैव <text:note text:id="ftn761" text:note-class="footnote"><text:note-citation>14</text:note-citation><text:note-body><text:p text:style-name="P9">क्षिप्रेद्द्रव्याणि</text:p></text:note-body></text:note>क्षिप्रं द्रव्याणि तन्नयेत् <text:s/>।<text:line-break/>मण्डपे पश्चिमद्वारे शय्यायां विनिवेशयेत् ॥<text:span text:style-name="T29">७४॥</text:span><text:line-break/>शक्त्यादिशक्तिप<text:span text:style-name="T30">र्य</text:span>न्ते <text:s/>विन्यसेदासने शुभे ।</text:p>
      <text:p text:style-name="P16"><text:soft-page-break/>पश्चिमे पिण्डिका<text:span text:style-name="T30">ं त</text:span>स्य न्यसेद्ब्रह्मश<text:span text:style-name="T30">ि</text:span>ला<text:span text:style-name="T30">ं त</text:span>दा ॥<text:span text:style-name="T29">७५॥</text:span><text:line-break/>शस्त्रमस्त्रशतालब्धनिद्राकुम्भ<text:span text:style-name="T30">ं </text:span>ध्रुवासन<text:span text:style-name="T30">म्</text:span> ।<text:line-break/>प्रकल्प्य शिवकोणे च द<text:span text:style-name="T30">त्</text:span>त्वा<text:span text:style-name="T30">ऽ</text:span>र्घ्यं हृदयेन तु ॥<text:span text:style-name="T29">७६॥</text:span><text:line-break/>उत्थाप्योक्तासने लिङ्गं शिरसा पूर्वमस्तक<text:span text:style-name="T30">म्</text:span> ।<text:line-break/>समारोप्य न्यसेत्तस्मिन्सृष्ट्या धर्मादिवन्दन<text:span text:style-name="T30">म्</text:span> ॥<text:span text:style-name="T29">७७॥</text:span> <text:line-break/>दद्याद्धूपञ्च सम्पूज्य तथा वासांसि वर्मणा । <text:line-break/>गृहोपकृतिनैवेद्यं हृदा दद्यात्स्वशक्तितः॥<text:span text:style-name="T29">७८॥</text:span><text:line-break/>घृतक्षौद्रयुतं पात्रमभ्यङ्गाय पदान्तिके ।<text:line-break/>देशिकश्च स्थितस्तत्र षट्त्रिंशत्तत्त्वसञ्चय<text:span text:style-name="T31">म्</text:span> ॥<text:span text:style-name="T29">७९॥</text:span><text:line-break/>शक्त्यादिभूमिप<text:span text:style-name="T31">र्य</text:span>न्तं स्वतत्त्वाधिपसंयुत<text:span text:style-name="T31">म्</text:span> ।<text:line-break/>विन्यस्य पुष्पमालाभिस्त्रिखण्डं परिकल्पयेत् ॥<text:span text:style-name="T29">८०॥</text:span> <text:line-break/>मायापदेशशक्त्यन्त<text:span text:style-name="T31">ं तुर्या</text:span>शाष्टांशव<text:span text:style-name="T31">र्तु</text:span>ल<text:span text:style-name="T31">म्</text:span> ।<text:line-break/>तत्रा<text:span text:style-name="T31">ऽऽ</text:span>त्मतत्त्वविद्याख्यं शिवं सृष्टिक्रमेण तु ॥<text:span text:style-name="T29">८१॥</text:span> <text:line-break/>एकशः प्रतिभागेषु ब्रह्मविष्णुहराधिपान् । <text:line-break/>विन्यस्य मू<text:span text:style-name="T31">र्ति</text:span>मू<text:span text:style-name="T31">र्ती</text:span>शान्पूर्वादिक्रमतो यथा ॥<text:span text:style-name="T29">८२॥</text:span><text:line-break/>क्ष्मावह्नि<text:span text:style-name="T31">य</text:span>जमाना<text:span text:style-name="T31">र्क</text:span>जलवायुनिशाकरान् ।</text:p>
      <text:p text:style-name="P16">आकाशमू<text:span text:style-name="T31">र्ति</text:span>रूपांस्तान्न्यसेत्तदधिनायकान् ॥<text:span text:style-name="T29">८३॥</text:span> <text:line-break/>सर्वं पशुपतिं चोग्रं रुद्रं भवम<text:span text:style-name="T31">थे</text:span>श्वर<text:span text:style-name="T31">म्</text:span> । <text:line-break/>महादेवञ्च भीमञ्च मन्त्रास्तद्वाचका इमे ॥<text:span text:style-name="T29">८४॥</text:span><text:line-break/>लवशषचयसाश्च हकारश्च त्रिमात्रिक<text:span text:style-name="T31">ाः</text:span> । <text:s/><text:line-break/>प्रणवो हृदयाणुर्वा मूलमन्त्रोऽथ वा क्वचित् ॥<text:span text:style-name="T29">८५॥</text:span> <text:line-break/>पञ्चकुण्डात्मके यागे मूर्तीः पञ्चाथ वा न्यसेत् । <text:s/><text:line-break/>पृथिवीजलतेजांसि वायुमाकाशमेव च ॥<text:span text:style-name="T29">८६॥</text:span><text:line-break/><text:soft-page-break/>क्रमात्तदधिपान्पञ्च ब्रह्माणं धरणीधर<text:span text:style-name="T32">म्</text:span> । <text:s/><text:line-break/>रुद्रमीशं सदाख्यञ्च सृष्टिन्यायेन मन्त्रवित् ॥<text:span text:style-name="T29">८७॥</text:span><text:line-break/>मुमुक्षोर्वा निवृत्ताद्याः अजाताद्यास्तदीश्वराः। <text:s/><text:line-break/>त्रितत्त्वं वा<text:span text:style-name="T32">ऽ</text:span>थ सर्वत्र न्यसेद्व्याप्त्यात्मकारण<text:span text:style-name="T32">म्</text:span> ॥<text:span text:style-name="T29">८८॥</text:span><text:line-break/>शुद्धे चा<text:span text:style-name="T32">ऽऽ</text:span>त्मनि विद्येशा अशुद्धे लोकनायकाः । <text:s/><text:line-break/>द्रष्टव्या मू<text:span text:style-name="T32">र्ति</text:span>पाश्चैव भोगिनो मन्त्रनायकाः ॥<text:span text:style-name="T29">८९॥</text:span><text:line-break/>पञ्चविंशत्तथैवाष्ट पञ्च त्रीणि यथाक्रम<text:span text:style-name="T32">म्</text:span> । <text:s/><text:line-break/>एषा<text:span text:style-name="T32">ं त</text:span>त्त्वं तदीशानामिन्द्रादीनां ततो यथा ॥<text:span text:style-name="T29">९०॥</text:span> <text:line-break/><text:span text:style-name="T32">ॐ</text:span> हां शक्तितत्त्वाय नम इत्यादि । <text:span text:style-name="T32">ॐ</text:span> हां शक्तितत्त्वाधिपाय नम इत्यादि । <text:span text:style-name="T32">ॐ</text:span> हां क्ष्मामू<text:span text:style-name="T32">र्त</text:span>ये नमः । <text:span text:style-name="T32">ॐ</text:span> हां क्ष्मामू<text:span text:style-name="T32">र्त्या</text:span>धीशाय शिवाय नम इत्यादि । <text:span text:style-name="T33">ॐ</text:span> हां पृथिवीमू<text:span text:style-name="T33">र्त</text:span>ये नमः । <text:span text:style-name="T33">ॐ</text:span> हां <text:span text:style-name="T33">पृथिवी</text:span>मू<text:span text:style-name="T33">र्त्य</text:span>धिपाय ब्रह्मणे नम इत्यादि । </text:p>
      <text:p text:style-name="P16"><text:span text:style-name="T33">ॐ</text:span> हां शिवतत्त्वाधिपाय रुद्राय नम इत्यादि ॥<text:span text:style-name="T29">९१॥</text:span><text:line-break/>नाभिकन्दात्समुच्चा<text:span text:style-name="T33">र्य</text:span> घण्टानादविस<text:span text:style-name="T33">र्प</text:span>ण<text:span text:style-name="T33">म्</text:span> । <text:s/><text:line-break/>ब्रह्मादिकारणत्यागाद्द्वादशान्तसमाश्रित<text:span text:style-name="T33">म्</text:span> ॥<text:span text:style-name="T34">९२॥</text:span> <text:line-break/>मन्त्रञ्च मनसा<text:span text:style-name="T33">ऽ</text:span>भिन्नं प्राप्तानन्दरसोपम<text:span text:style-name="T33">म्</text:span> । <text:s/><text:line-break/>द्वादशान्तात्समानीय निष्कलं व्यापकं शिव<text:span text:style-name="T33">म्</text:span> ॥<text:span text:style-name="T34">९३॥</text:span> <text:line-break/>अष्टत्रिंशत्कलोपेतं सहस्रकिरणोज्ज्वल<text:span text:style-name="T33">म्</text:span> । <text:s/><text:line-break/>सर्वशक्तिमयं साङ्गं ध्यात्वा लिङ्गे निवेशयेत् ॥<text:span text:style-name="T34">९४॥</text:span> <text:line-break/>जीवन्यासो भवेदेवं लिङ्गे सर्वार्थसाधकः । <text:s/><text:line-break/>पिण्डिकादिषु तु न्यासः प्रोच्यते साम्प्रतं यथा ॥<text:span text:style-name="T34">९५॥</text:span> <text:line-break/>पिण्डिकाञ्च कृतस्नानां <text:s/>विलिप्ता<text:span text:style-name="T33">ं च</text:span>न्दनादिभिः । <text:s/><text:line-break/>सद्वस्त्रैश्च समाच्छाद्य रन्ध्रे च भगलक्षणे ॥<text:span text:style-name="T34">९६॥</text:span><text:line-break/>पञ्चरत्नादिसंयुक्तां लिङ्गस्योत्तरतः स्थिता<text:span text:style-name="T33">म्</text:span> । <text:s/><text:line-break/>लिङ्गवत्कृतविन्यासां <text:s/>विधिवत्सम्प्रपूजयेत् ॥<text:span text:style-name="T34">९७॥</text:span><text:line-break/><text:soft-page-break/>कृतस्नानादिकान्तत्र लिङ्गमूले शिलां न्यसेत् । <text:s/><text:line-break/>कृतस्नानादिसंस्कारं शक्त्यन्तं<text:note text:id="ftn762" text:note-class="footnote"><text:note-citation>15</text:note-citation><text:note-body><text:p text:style-name="P10">शक्त्या तं</text:p></text:note-body></text:note> वृषभं तथा ॥<text:span text:style-name="T34">९८॥</text:span> </text:p>
      <text:p text:style-name="P16">प्रणवपूर्वं हुं पूं ह्रीं मध्यादन्यतमेन च । <text:s/><text:line-break/>क्रियाशक्तियुतां पिण्डीं शिलामाधररूपिणी<text:span text:style-name="T35">म् </text:span>॥<text:span text:style-name="T34">९९॥</text:span> <text:line-break/>भस्मदर्भतिलैः कु<text:span text:style-name="T35">्र्या</text:span>त्प्राकारत्रितयन्ततः । <text:s/><text:line-break/>रक्षायै लोकपालांश्च सायुधान्याजये<text:span text:style-name="T35">द्ब</text:span>हिः ॥<text:span text:style-name="T34">१००॥</text:span> <text:line-break/><text:span text:style-name="T35">ॐ</text:span> हूं ह्रं क्रियाशक्तये नमः । <text:span text:style-name="T35">ॐ</text:span> हूं ह्रां हः, महागौरी रुद्रदयिते स्वाहेति च पिण्डिकाया<text:span text:style-name="T36">म्</text:span> । </text:p>
      <text:p text:style-name="P16"><text:span text:style-name="T36">ॐ</text:span> हा<text:span text:style-name="T36">मा</text:span>धारशक्तये नमः । <text:span text:style-name="T36">ॐ</text:span> हां वृषभाय नमः ॥<text:span text:style-name="T34">१०१॥</text:span><text:line-break/>धारिका दीप्तिमत्युग्रा ज्योत्स्ना चैता बलोत्कटाः । <text:s/><text:line-break/>तथा धात्री विधात्री च न्यसेद्वा पञ्च नायिकाः ॥<text:span text:style-name="T34">१०२॥</text:span><text:line-break/>वामा ज्येष्ठा क्रिया ज्ञाना <text:span text:style-name="T36">वे</text:span>धा तिस्रो<text:span text:style-name="T36">ऽ</text:span>थ वा न्यसेत् । <text:line-break/>क्रिया ज्ञाना तथेच्छा च पूर्ववच्छान्तिमू<text:span text:style-name="T36">र्ति</text:span>षु ॥<text:span text:style-name="T34">१०३॥</text:span><text:line-break/>तम<text:span text:style-name="T36">ी</text:span> मोहा क्षमी निष्ठा मृत्युर्मायाभवज्वराः । <text:line-break/>पञ्च चाथ महामोहा घोरा <text:note text:id="ftn763" text:note-class="footnote"><text:note-citation>16</text:note-citation><text:note-body><text:p text:style-name="P11">रा रात्रिभया ज्वरा</text:p></text:note-body></text:note>च त्रितयज्वरा ॥१०<text:span text:style-name="T34">४॥</text:span> </text:p>
      <text:p text:style-name="P16">तिस्रो<text:span text:style-name="T37">ऽ</text:span>थ वा क्रिया ज्ञाना तथा बाधाधिनायिका । <text:line-break/>आत्मादित्रिषु तत्त्वेषु तीव्रमू<text:span text:style-name="T37">र्ति</text:span>षु विन्यसेत् ॥१०<text:span text:style-name="T34">५॥</text:span> <text:line-break/>अत्रापि पिण्डिका ब्रह्मशिलादिषु यथाविधि । <text:line-break/>गौ<text:span text:style-name="T37">र्या</text:span>दिसंवरैरेव पूर्ववत्सर्वमाचरेत् ॥१०<text:span text:style-name="T34">६॥</text:span> <text:line-break/>एवं विधाय विन्यासं गत्वा कुण्डान्तिकं ततः । <text:line-break/>कुण्डमध्ये महेशानं मेखलासु महेश्वर<text:span text:style-name="T37">म्</text:span> ॥१०<text:span text:style-name="T34">७॥</text:span> <text:line-break/>क्रियाशक्तिं तथा<text:span text:style-name="T37">ऽ</text:span>न्यासु नादमोष्ठे च विन्यसेत् । <text:line-break/>घटं स्थण्डिलवह्नीशै<text:span text:style-name="T37">र्</text:span>नाडीसन्धानक<text:span text:style-name="T37">ं त</text:span>तः॥<text:span text:style-name="T34">१०८॥</text:span><text:line-break/><text:soft-page-break/>पद्मतन्तुसमां शक्तिमुद्वातेन<text:note text:id="ftn764" text:note-class="footnote"><text:note-citation>17</text:note-citation><text:note-body><text:p text:style-name="P11">द्धातेन</text:p></text:note-body></text:note> समुद्यता<text:span text:style-name="T37">म्</text:span> । <text:line-break/>विशन्ती सूर्यमार्गेण<text:note text:id="ftn765" text:note-class="footnote"><text:note-citation>18</text:note-citation><text:note-body><text:p text:style-name="P11">शून्यमार्गेण</text:p></text:note-body></text:note> निःसरन्तीं समुद्गता<text:span text:style-name="T37">म्</text:span> ॥१०<text:span text:style-name="T34">९॥</text:span> <text:line-break/>पुनश्च शून्यमार्गेण <text:s/>विशतीं स्वस्य चिन्तयेत् । <text:line-break/>एवं सर्वत्र सन्धेयं म<text:span text:style-name="T37">ूर्ति</text:span>पैश्च परस्पर<text:span text:style-name="T37">म्</text:span> ॥<text:span text:style-name="T34">११०॥</text:span> <text:line-break/>सम्पूज्य धारिकां शक्तिं कुण्डे सन्तर्प्य च क्रमात् । <text:line-break/>तत्त्वतत्त्वेश्वरा<text:span text:style-name="T38">न्</text:span>म<text:span text:style-name="T38">ूर्तीमूर्तीशां</text:span>श्च घृतादिभिः॥<text:span text:style-name="T34">१११॥</text:span> <text:line-break/>सम्पूज्य त<text:span text:style-name="T38">र्प</text:span>यित्वा तु सन्निधौ संहिताणुभिः। </text:p>
      <text:p text:style-name="P16">शतं सहस्रम<text:span text:style-name="T38">र्धं</text:span> वा पूर्णया सह होमयेत् ॥<text:span text:style-name="T34">११२॥</text:span> <text:line-break/>तत्त्वतत्त्वेश्वरा<text:span text:style-name="T38">न्</text:span>मू<text:span text:style-name="T38">र्तिर्मूर्ती</text:span>शांश्च करेणुकान् । <text:line-break/>तथा सन्तर्प्य सान्निध्ये जुहुयुर्मू<text:span text:style-name="T38">र्ति</text:span>पा अपि ॥<text:span text:style-name="T34">११३॥</text:span> <text:line-break/>ततो ब्रह्मभिरङ्गैश्च द्रव्यकालानुरोधतः । <text:line-break/>सन्तर्प्य <text:note text:id="ftn766" text:note-class="footnote"><text:note-citation>19</text:note-citation><text:note-body><text:p text:style-name="P12">शान्तिकुम्भा</text:p></text:note-body></text:note>शक्तिं कुम्भाम्भःप्रोक्षिते <text:s/>कुशमूलतः ॥<text:span text:style-name="T34">११४॥</text:span> <text:line-break/>लिङ्गमूलं च संस्पृश्य जपेयुर्होमसङ्ख्यया । <text:line-break/>सन्निधानं हृदा कु<text:span text:style-name="T38">र्यु</text:span>र्व<text:span text:style-name="T38">र्म</text:span>णा चावगुण्ठन<text:span text:style-name="T38">म्</text:span> ॥<text:span text:style-name="T34">११५॥</text:span> <text:line-break/>एवं संशोध्य ब्रह्मादिविष्ण्वन्तादिविशुद्धये । <text:line-break/>विधाय पूर्ववत्सर्वं होमसङ्ख्याजपादिकम् ॥<text:span text:style-name="T34">११६॥</text:span> <text:line-break/>कुशमध्याग्रयोगेन लिङ्गमध्याग्रकं स्पृशेत् । <text:line-break/>यथा यथा च सन्धानं तदिदानीमिहोच्यते ॥<text:span text:style-name="T34">११७॥</text:span> <text:line-break/><text:span text:style-name="T38">ॐ</text:span> हां ह<text:span text:style-name="T38">म्,</text:span> <text:span text:style-name="T38">ॐ,</text:span> <text:span text:style-name="T38">ॐ,</text:span> <text:span text:style-name="T38">ॐ,</text:span> एं, <text:span text:style-name="T38">ॐ</text:span> भूं भूं <text:span text:style-name="T38">बा</text:span>ह्यमू<text:span text:style-name="T38">र्त</text:span>ये नमः ।</text:p>
      <text:p text:style-name="P16"><text:span text:style-name="T39">ॐ</text:span> हां वा<text:span text:style-name="T39">म्,</text:span> <text:span text:style-name="T39">आम्,</text:span> <text:span text:style-name="T39">ॐ,आम् षाम् ॐ </text:span>भूं भूं वां <text:s/>वह्निमू<text:span text:style-name="T39">र्त</text:span>ये नमः <text:span text:style-name="T40">॥११८॥</text:span><text:line-break/>एवञ्च यजमानादिमू<text:span text:style-name="T39">र्ति</text:span>भिरभिसन्धेय<text:span text:style-name="T39">म्</text:span> ।<text:line-break/><text:soft-page-break/>पञ्चमू<text:span text:style-name="T39">र्त्या</text:span>त्मकेप्येवं सन्धानं हृदयादिभिः ॥<text:span text:style-name="T40">११९॥</text:span><text:line-break/>मूलेन स्वीय<text:span text:style-name="T39">बी</text:span>जैर्वा ज्ञेय<text:span text:style-name="T39">ं त</text:span>त्त्वत्रयात्मके । <text:line-break/>शिलापिण्ड<text:span text:style-name="T39">ी</text:span>वृषेष्वेवं पूर्णाछिन्नं सुसंवरैः॥<text:span text:style-name="T40">१२०॥</text:span><text:line-break/>भागाभागविशुद्ध्यर्थं होमं कु<text:span text:style-name="T39">र्या</text:span>च्छतादिक<text:span text:style-name="T39">म्</text:span> । <text:line-break/>न्यूनादिदोषमो<text:span text:style-name="T39">क्षा</text:span>य शिवेनाष्टाधिकं शत<text:span text:style-name="T39">म्</text:span> ॥<text:span text:style-name="T40">१२१॥</text:span> <text:line-break/>हुत्वा<text:span text:style-name="T39">ऽ</text:span>थ यत्कृतं क<text:span text:style-name="T39">र्म</text:span> शिवश्रोत्रे निवेदयेत् । <text:line-break/>एतत्समन्वितं<text:note text:id="ftn767" text:note-class="footnote"><text:note-citation>20</text:note-citation><text:note-body><text:p text:style-name="P13">एतन्मयाऽर्पितं</text:p></text:note-body></text:note> कर्म त्वच्छक्तौ च मया प्रभो ॥<text:span text:style-name="T40">१२२॥</text:span><text:line-break/><text:span text:style-name="T39">ॐ</text:span> नमः भगवते रुद्राय रुद्र नमोस्तु ते <text:span text:style-name="T39">।</text:span> <text:line-break/>विधिपूर्णमपूर्णं वा स्वशक्त्या<text:span text:style-name="T39">ऽऽ</text:span>पू<text:span text:style-name="T39">र्य</text:span> गृह्यता<text:span text:style-name="T39">म्</text:span> ॥<text:span text:style-name="T40">१२३॥</text:span> <text:line-break/><text:span text:style-name="T39">ॐ</text:span> ह्रीं <text:s/>शाङ्करि पूरय स्वाहा, इति पिण्डिकाया<text:span text:style-name="T39">म् </text:span>॥<text:span text:style-name="T40">१२४॥</text:span><text:line-break/>अथ लिङ्गे न्यसेज्ज्ञानी क्रियाख्यं पीठविग्रहे <text:span text:style-name="T41">।</text:span> <text:s/><text:line-break/>आधाररूपिणीं शक्तिं न्यसेद्ब्रह्मशिलोपरि ॥<text:span text:style-name="T40">१२५॥</text:span><text:line-break/>निबध्य <text:s/>सप्तरात्रं वा पञ्चरात्रं त्रिरात्रक<text:span text:style-name="T39">म्</text:span> <text:span text:style-name="T41">।</text:span> </text:p>
      <text:p text:style-name="P16">एकरात्रमथो वा<text:span text:style-name="T39">ऽ</text:span>पि यद्वा सद्यो<text:span text:style-name="T39">ऽ</text:span>धिवासन<text:span text:style-name="T39">म्</text:span> ॥<text:span text:style-name="T40">१२६॥</text:span> <text:line-break/>विना<text:span text:style-name="T39">ऽ</text:span>धिवासनं यागः कृतोऽपि फलप्रदः <text:span text:style-name="T41">।</text:span></text:p>
      <text:p text:style-name="P16">स्वमन्त्रैः प्रत्यहं देयमाहुतीनां शतं शत<text:span text:style-name="T39">म्</text:span> <text:span text:style-name="T41">॥१२७॥</text:span><text:line-break/>शिवकुम्भादिपूजाञ्च दिग्बिल<text:span text:style-name="T39">ि</text:span>ञ्च निवेदयेत् <text:span text:style-name="T41">।</text:span> <text:line-break/>गुर्वादिसहितो वासो रात्रौ नियमपूर्वकम् ।<text:line-break/>अधिवासः स वसतेवधेर्भावः <text:span text:style-name="T39">घ ई</text:span>रितः ॥<text:span text:style-name="T41">१२८॥</text:span></text:p>
      <text:p text:style-name="P14">इत्याग्नेये महापुराणे अधिवासनविधिर्नाम षण्णवतितम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39:30.367372726</meta:creation-date>
    <dc:date>2017-07-07T16:40:36.265853696</dc:date>
    <meta:editing-duration>PT1M6S</meta:editing-duration>
    <meta:editing-cycles>1</meta:editing-cycles>
    <meta:document-statistic meta:table-count="0" meta:image-count="0" meta:object-count="0" meta:page-count="12" meta:paragraph-count="51" meta:word-count="1333" meta:character-count="6674" meta:non-whitespace-character-count="5185"/>
    <meta:generator>LibreOffice/5.1.6.2$Linux_X86_64 LibreOffice_project/10m0$Build-2</meta:generator>
  </office:meta>
</office:document-meta>
</file>